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7be3" officeooo:paragraph-rsid="000f7b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hadoop.apache.org/docs/r2.6.0/hadoop-project-dist/hadoop-hdfs/hdfs-default.xml" text:style-name="Internet_20_link" text:visited-style-name="Visited_20_Internet_20_Link">https://hadoop.apache.org/docs/r2.6.0/hadoop-project-dist/hadoop-hdfs/hdfs-default.xml</text:a></text:p>
      <text:p text:style-name="P1"/>
      <text:p text:style-name="P1"><text:a xlink:type="simple" xlink:href="https://hadoop.apache.org/docs/r2.4.1/hadoop-mapreduce-client/hadoop-mapreduce-client-core/mapred-default.xml" text:style-name="Internet_20_link" text:visited-style-name="Visited_20_Internet_20_Link">https://hadoop.apache.org/docs/r2.4.1/hadoop-mapreduce-client/hadoop-mapreduce-client-core/mapred-default.xml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23:01:47.581574975</meta:creation-date>
    <dc:date>2017-01-18T23:11:27.943953638</dc:date>
    <meta:editing-duration>PT9M40S</meta:editing-duration>
    <meta:editing-cycles>1</meta:editing-cycles>
    <meta:document-statistic meta:table-count="0" meta:image-count="0" meta:object-count="0" meta:page-count="1" meta:paragraph-count="2" meta:word-count="2" meta:character-count="195" meta:non-whitespace-character-count="195"/>
    <meta:generator>LibreOffice/5.1.4.2$Linux_x86 LibreOffice_project/10m0$Build-2</meta:generator>
  </office:meta>
</office:document-meta>
</file>